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Normal"><text:span text:style-name="T1"> </text:span><text:span text:style-name="T2"> Good morning sunshine! </text:span></text:p>
      <text:p text:style-name="Normal"><text:span text:style-name="T3"> The </text:span><text:span text:style-name="T4">"</text:span><text:span text:style-name="T5">Series A</text:span><text:span text:style-name="T6"> Original Issue Price"</text:span><text:span text:style-name="T7"> means </text:span><text:span text:style-name="T8">$15.98224</text:span><text:span text:style-name="T9"> per share for the </text:span><text:span text:style-name="T10">Series A</text:span><text:span text:style-name="T11"> is cheap 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fo:font-style="italic" fo:font-weight="bold"/>
    </style:style>
    <style:style style:family="text" style:name="T5" style:display-name="T5">
      <style:text-properties fo:font-style="italic" fo:font-weight="bold"/>
    </style:style>
    <style:style style:family="text" style:name="T6" style:display-name="T6">
      <style:text-properties fo:font-style="italic" fo:font-weight="bold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